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333333" draw:marker-start="Line_20_Arrow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333333" draw:marker-start="" draw:marker-start-width="0.252cm" draw:marker-end="Line_20_Arrow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333333" draw:marker-start="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Long_20_Dash" svg:stroke-width="0.035cm" svg:stroke-color="#666666" draw:marker-start="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5cm" svg:stroke-color="#158466" draw:marker-start="Line_20_Arrow" draw:marker-start-width="0.252cm" draw:marker-end="Line_20_Arrow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d62e4e"/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0.1cm" svg:x2="0.5cm" svg:y2="6.5cm">
          <text:p/>
        </draw:line>
        <draw:line draw:style-name="gr2" draw:text-style-name="P1" draw:layer="layout" svg:x1="0.5cm" svg:y1="6.5cm" svg:x2="6.9cm" svg:y2="6.5cm">
          <text:p/>
        </draw:line>
        <draw:line draw:style-name="gr3" draw:text-style-name="P1" draw:layer="layout" svg:x1="1cm" svg:y1="6cm" svg:x2="1cm" svg:y2="6cm">
          <text:p/>
        </draw:line>
        <draw:line draw:style-name="gr4" draw:text-style-name="P1" draw:layer="layout" svg:x1="0.5cm" svg:y1="1cm" svg:x2="6cm" svg:y2="6.5cm">
          <text:p/>
        </draw:line>
        <draw:custom-shape draw:style-name="gr5" draw:text-style-name="P2" draw:layer="layout" svg:width="0.2cm" svg:height="0.2cm" svg:x="1.4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2.4cm" svg:y="5.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7" draw:text-style-name="P1" draw:layer="layout" svg:x1="0.7cm" svg:y1="0.8cm" svg:x2="6.2cm" svg:y2="6.3cm">
          <text:p/>
        </draw:line>
        <draw:line draw:style-name="gr7" draw:text-style-name="P1" draw:layer="layout" svg:x1="1.6cm" svg:y1="3.4cm" svg:x2="2.4cm" svg:y2="5cm">
          <text:p/>
        </draw:line>
        <draw:frame draw:style-name="gr8" draw:text-style-name="P4" draw:layer="layout" svg:width="0.509cm" svg:height="0.522cm" svg:x="2.6cm" svg:y="4.9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4" draw:layer="layout" svg:width="0.509cm" svg:height="0.47cm" svg:x="0.9cm" svg:y="2.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4" draw:layer="layout" svg:width="0.445cm" svg:height="0.47cm" svg:x="1.5cm" svg:y="4.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4" draw:layer="layout" svg:width="0.551cm" svg:height="0.47cm" svg:x="3.4cm" svg:y="2.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4" draw:layer="layout" svg:width="0.436cm" svg:height="0.47cm" svg:x="6.564cm" svg:y="6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4" draw:layer="layout" svg:width="0.471cm" svg:height="0.47cm" svg:x="0cm" svg:y="0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4" draw:layer="layout" svg:width="0.411cm" svg:height="0.47cm" svg:x="0cm" svg:y="0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4" draw:layer="layout" svg:width="0.411cm" svg:height="0.47cm" svg:x="5.789cm" svg:y="6.5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4" draw:layer="layout" svg:width="0.428cm" svg:height="0.47cm" svg:x="0cm" svg:y="6.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11:26:07.939616476</meta:creation-date>
    <dc:date>2020-07-31T12:05:03.116972805</dc:date>
    <meta:editing-duration>PT38M50S</meta:editing-duration>
    <meta:editing-cycles>14</meta:editing-cycles>
    <meta:generator>LibreOffice/6.4.4.2$Linux_X86_64 LibreOffice_project/40$Build-2</meta:generator>
    <meta:document-statistic meta:object-count="17"/>
  </office:meta>
</office:document-meta>
</file>

<file path=Object 1/content.xml><?xml version="1.0" encoding="utf-8"?>
<math xmlns="http://www.w3.org/1998/Math/MathML" display="block">
  <semantics>
    <mstyle color="navy">
      <mover accent="true">
        <mi>C</mi>
        <mo stretchy="true">^</mo>
      </mover>
    </mstyle>
    <annotation encoding="StarMath 5.0">color navy {widehat {C} }</annotation>
  </semantics>
</math>
</file>

<file path=Object 2/content.xml><?xml version="1.0" encoding="utf-8"?>
<math xmlns="http://www.w3.org/1998/Math/MathML" display="block">
  <semantics>
    <mstyle color="maroon">
      <mi>C</mi>
    </mstyle>
    <annotation encoding="StarMath 5.0">color maroon { C }</annotation>
  </semantics>
</math>
</file>

<file path=Object 3/content.xml><?xml version="1.0" encoding="utf-8"?>
<math xmlns="http://www.w3.org/1998/Math/MathML" display="block">
  <semantics>
    <mstyle color="green">
      <mi>d</mi>
    </mstyle>
    <annotation encoding="StarMath 5.0">color green { d
 }</annotation>
  </semantics>
</math>
</file>

<file path=Object 4/content.xml><?xml version="1.0" encoding="utf-8"?>
<math xmlns="http://www.w3.org/1998/Math/MathML" display="block">
  <semantics>
    <mstyle color="green">
      <mi>D</mi>
    </mstyle>
    <annotation encoding="StarMath 5.0">color green { D
 }</annotation>
  </semantics>
</math>
</file>

<file path=Object 5/content.xml><?xml version="1.0" encoding="utf-8"?>
<math xmlns="http://www.w3.org/1998/Math/MathML" display="block">
  <semantics>
    <mi>x</mi>
    <annotation encoding="StarMath 5.0">x
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

<file path=Object 7/content.xml><?xml version="1.0" encoding="utf-8"?>
<math xmlns="http://www.w3.org/1998/Math/MathML" display="block">
  <semantics>
    <mstyle color="gray">
      <mn>1</mn>
    </mstyle>
    <annotation encoding="StarMath 5.0">color gray {1}
</annotation>
  </semantics>
</math>
</file>

<file path=Object 8/content.xml><?xml version="1.0" encoding="utf-8"?>
<math xmlns="http://www.w3.org/1998/Math/MathML" display="block">
  <semantics>
    <mstyle color="gray">
      <mn>1</mn>
    </mstyle>
    <annotation encoding="StarMath 5.0">color gray {1}
</annotation>
  </semantics>
</math>
</file>

<file path=Object 9/content.xml><?xml version="1.0" encoding="utf-8"?>
<math xmlns="http://www.w3.org/1998/Math/MathML" display="block">
  <semantics>
    <mstyle color="gray">
      <mn>0</mn>
    </mstyle>
    <annotation encoding="StarMath 5.0">color gray {0
}
</annotation>
  </semantics>
</math>
</file>